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paragraph-rsid="001f3852" style:font-weight-asian="normal" style:font-weight-complex="normal"/>
    </style:style>
    <style:style style:name="P3" style:family="paragraph" style:parent-style-name="Standard">
      <loext:graphic-properties draw:fill="solid" draw:fill-color="#f0f0f0" draw:opacity="100%"/>
      <style:paragraph-properties ch2_options="{'Style': 'friendly', 'Language': 'CBM BASIC V2', 'UseCharStyles': 0, 'LineNumberRatio': 100, 'LineNumberStart': 5, 'MasterCharStyle': '', 'ShowLineNumbers': 0, 'ColourizeBackground': 1, 'LineNumberSeparator': '  ', 'LineNumberPaddingSymbol': '', 'StoreOptionsWithSnippet': 1}" fo:background-color="#f0f0f0"/>
      <style:text-properties fo:font-weight="normal" style:font-weight-asian="normal" style:font-weight-complex="normal"/>
    </style:style>
    <style:style style:name="P4" style:family="paragraph" style:parent-style-name="Standard">
      <style:text-properties fo:font-weight="normal" officeooo:paragraph-rsid="001f3852" fo:background-color="#ffff00" style:font-weight-asian="normal" style:font-weight-complex="normal"/>
    </style:style>
    <style:style style:name="P5" style:family="paragraph" style:parent-style-name="Standard">
      <loext:graphic-properties draw:fill="solid" draw:fill-color="#f0f0f0" draw:opacity="100%"/>
      <style:paragraph-properties ch2_options="{'Style': 'friendly', 'Language': 'CBM BASIC V2', 'UseCharStyles': 0, 'LineNumberRatio': 100, 'LineNumberStart': 5, 'MasterCharStyle': '', 'ShowLineNumbers': 0, 'ColourizeBackground': 1, 'LineNumberSeparator': '  ', 'LineNumberPaddingSymbol': '', 'StoreOptionsWithSnippet': 1}" fo:background-color="#f0f0f0"/>
      <style:text-properties style:use-window-font-color="true" fo:font-size="12pt" fo:language="zxx" fo:country="none" fo:font-style="normal" style:text-underline-style="none" fo:font-weight="normal" officeooo:paragraph-rsid="001f3852" fo:background-color="transparent" style:font-weight-asian="normal" style:font-weight-complex="normal"/>
    </style:style>
    <style:style style:name="P6" style:family="paragraph" style:parent-style-name="Standard">
      <loext:graphic-properties draw:fill="solid" draw:fill-color="#f0f0f0" draw:opacity="100%"/>
      <style:paragraph-properties ch2_options="{'Style': 'friendly', 'Language': 'CBM BASIC V2', 'UseCharStyles': 0, 'LineNumberRatio': 100, 'LineNumberStart': 5, 'MasterCharStyle': '', 'ShowLineNumbers': 0, 'ColourizeBackground': 1, 'LineNumberSeparator': '  ', 'LineNumberPaddingSymbol': '', 'StoreOptionsWithSnippet': 1}" fo:background-color="#f0f0f0"/>
      <style:text-properties style:use-window-font-color="true" fo:font-size="12pt" fo:language="zxx" fo:country="none" fo:font-style="normal" style:text-underline-style="none" fo:font-weight="normal" fo:background-color="transparent" style:font-weight-asian="normal" style:font-weight-complex="normal"/>
    </style:style>
    <style:style style:name="P7" style:family="paragraph" style:parent-style-name="Standard">
      <style:text-properties fo:color="#000000" fo:font-style="normal" style:text-underline-style="none" fo:font-weight="normal" officeooo:paragraph-rsid="001f3852" style:font-weight-asian="normal" style:font-weight-complex="normal"/>
    </style:style>
    <style:style style:name="P8" style:family="paragraph" style:parent-style-name="Standard">
      <style:text-properties fo:color="#000000" fo:font-style="normal" style:text-underline-style="solid" style:text-underline-width="auto" style:text-underline-color="font-color" fo:font-weight="bold" officeooo:rsid="002a2d49" officeooo:paragraph-rsid="002a2d49" style:font-weight-asian="bold" style:font-weight-complex="bold"/>
    </style:style>
    <style:style style:name="P9" style:family="paragraph" style:parent-style-name="Standard">
      <loext:graphic-properties draw:fill="solid" draw:fill-color="#f0f0f0" draw:opacity="100%"/>
      <style:paragraph-properties ch2_options="{'Style': 'friendly', 'Language': 'Text only', 'UseCharStyles': 0, 'LineNumberRatio': 100, 'LineNumberStart': 4, 'MasterCharStyle': '', 'ShowLineNumbers': 0, 'ColourizeBackground': 1, 'LineNumberSeparator': '  5', 'LineNumberPaddingSymbol': '', 'StoreOptionsWithSnippet': 1}" fo:background-color="#f0f0f0"/>
      <style:text-properties fo:color="#000000" fo:language="zxx" fo:country="none" fo:font-style="normal" style:text-underline-style="none" fo:font-weight="normal" officeooo:paragraph-rsid="0028d98c" fo:background-color="transparent" style:font-weight-asian="normal" style:font-weight-complex="normal"/>
    </style:style>
    <style:style style:name="P10" style:family="paragraph" style:parent-style-name="Standard">
      <loext:graphic-properties draw:fill="solid" draw:fill-color="#f0f0f0" draw:opacity="100%"/>
      <style:paragraph-properties ch2_options="{'Style': 'friendly', 'Language': 'Text only', 'UseCharStyles': 0, 'LineNumberRatio': 100, 'LineNumberStart': 4, 'MasterCharStyle': '', 'ShowLineNumbers': 0, 'ColourizeBackground': 1, 'LineNumberSeparator': '  5', 'LineNumberPaddingSymbol': '', 'StoreOptionsWithSnippet': 1}" fo:background-color="#f0f0f0"/>
      <style:text-properties fo:color="#000000" fo:language="zxx" fo:country="none" fo:font-style="normal" style:text-underline-style="none" fo:font-weight="normal" officeooo:paragraph-rsid="001f3852" fo:background-color="transparent" style:font-weight-asian="normal" style:font-weight-complex="normal"/>
    </style:style>
    <style:style style:name="P11" style:family="paragraph" style:parent-style-name="Standard">
      <loext:graphic-properties draw:fill="solid" draw:fill-color="#f0f0f0" draw:opacity="100%"/>
      <style:paragraph-properties ch2_options="{'Style': 'friendly', 'Language': 'scdoc', 'UseCharStyles': 0, 'LineNumberRatio': 100, 'LineNumberStart': 5, 'MasterCharStyle': '', 'ShowLineNumbers': 0, 'ColourizeBackground': 1, 'LineNumberSeparator': '  ', 'LineNumberPaddingSymbol': '', 'StoreOptionsWithSnippet': 1}" fo:background-color="#f0f0f0"/>
      <style:text-properties fo:font-variant="normal" fo:text-transform="none" fo:color="#000000" style:font-name="Liberation Serif" fo:font-size="12pt" fo:letter-spacing="normal" fo:language="zxx" fo:country="none" fo:font-style="normal" style:text-underline-style="none" fo:font-weight="normal" officeooo:paragraph-rsid="001f3852" fo:background-color="transparent" style:font-weight-asian="normal" style:font-weight-complex="normal"/>
    </style:style>
    <style:style style:name="P12" style:family="paragraph" style:parent-style-name="Standard">
      <style:text-properties style:text-underline-style="solid" style:text-underline-width="auto" style:text-underline-color="font-color" fo:font-weight="bold" style:font-weight-asian="bold" style:font-weight-complex="bold"/>
    </style:style>
    <style:style style:name="P13" style:family="paragraph" style:parent-style-name="Standard">
      <style:text-properties style:text-underline-style="solid" style:text-underline-width="auto" style:text-underline-color="font-color" fo:font-weight="bold" officeooo:paragraph-rsid="001f3852" style:font-weight-asian="bold" style:font-weight-complex="bold"/>
    </style:style>
    <style:style style:name="P14" style:family="paragraph" style:parent-style-name="Standard">
      <style:text-properties fo:font-weight="bold" officeooo:paragraph-rsid="001f3852" style:font-weight-asian="bold" style:font-weight-complex="bold"/>
    </style:style>
    <style:style style:name="P15" style:family="paragraph" style:parent-style-name="Standard">
      <style:text-properties fo:font-weight="normal" officeooo:paragraph-rsid="001f3852" style:font-weight-asian="normal" style:font-weight-complex="normal"/>
    </style:style>
    <style:style style:name="P16" style:family="paragraph" style:parent-style-name="Standard">
      <style:text-properties fo:font-weight="normal" officeooo:rsid="002c021f" officeooo:paragraph-rsid="002c021f" style:font-weight-asian="normal" style:font-weight-complex="normal"/>
    </style:style>
    <style:style style:name="P17" style:family="paragraph" style:parent-style-name="Standard">
      <loext:graphic-properties draw:fill="solid" draw:fill-color="#f0f0f0" draw:opacity="100%"/>
      <style:paragraph-properties ch2_options="{'Style': 'friendly', 'Language': 'CBM BASIC V2', 'UseCharStyles': 0, 'LineNumberRatio': 100, 'LineNumberStart': 5, 'MasterCharStyle': '', 'ShowLineNumbers': 0, 'ColourizeBackground': 1, 'LineNumberSeparator': '  ', 'LineNumberPaddingSymbol': '', 'StoreOptionsWithSnippet': 1}" fo:background-color="#f0f0f0"/>
      <style:text-properties fo:font-weight="normal" officeooo:rsid="002c021f" officeooo:paragraph-rsid="002d4a33" style:font-weight-asian="normal" style:font-weight-complex="normal"/>
    </style:style>
    <style:style style:name="P18" style:family="paragraph" style:parent-style-name="Standard">
      <style:text-properties fo:font-weight="bold" officeooo:rsid="002c021f" officeooo:paragraph-rsid="002c021f"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2c021f" officeooo:paragraph-rsid="002c021f" style:font-weight-asian="bold" style:font-weight-complex="bold"/>
    </style:style>
    <style:style style:name="T1" style:family="text">
      <style:text-properties officeooo:rsid="001ce757"/>
    </style:style>
    <style:style style:name="T2" style:family="text">
      <style:text-properties fo:color="#000000"/>
    </style:style>
    <style:style style:name="T3" style:family="text">
      <style:text-properties fo:color="#000000" fo:font-size="12pt" fo:language="zxx" fo:country="none" fo:font-style="normal" style:text-underline-style="none" officeooo:rsid="001de0ae" fo:background-color="transparent" loext:char-shading-value="0"/>
    </style:style>
    <style:style style:name="T4" style:family="text">
      <style:text-properties fo:color="#bbbbbb"/>
    </style:style>
    <style:style style:name="T5" style:family="text">
      <style:text-properties fo:color="#bbbbbb" fo:font-size="12pt" fo:language="zxx" fo:country="none" fo:font-style="normal" style:text-underline-style="none" officeooo:rsid="001de0ae" fo:background-color="transparent" loext:char-shading-value="0"/>
    </style:style>
    <style:style style:name="T6" style:family="text">
      <style:text-properties fo:color="#666666"/>
    </style:style>
    <style:style style:name="T7" style:family="text">
      <style:text-properties fo:color="#666666" fo:font-size="12pt" fo:language="zxx" fo:country="none" fo:font-style="normal" style:text-underline-style="none" officeooo:rsid="001de0ae" fo:background-color="transparent" loext:char-shading-value="0"/>
    </style:style>
    <style:style style:name="T8" style:family="text">
      <style:text-properties fo:color="#40a070"/>
    </style:style>
    <style:style style:name="T9" style:family="text">
      <style:text-properties fo:color="#40a070" fo:font-size="12pt" fo:language="zxx" fo:country="none" fo:font-style="normal" style:text-underline-style="none" officeooo:rsid="001de0ae" fo:background-color="transparent" loext:char-shading-value="0"/>
    </style:style>
    <style:style style:name="T10" style:family="text">
      <style:text-properties fo:color="#007020" fo:font-size="12pt" fo:language="zxx" fo:country="none" fo:font-style="normal" style:text-underline-style="none" fo:font-weight="bold" officeooo:rsid="001de0ae" fo:background-color="transparent" loext:char-shading-value="0"/>
    </style:style>
    <style:style style:name="T11" style:family="text">
      <style:text-properties fo:color="#007020" fo:font-weight="bold"/>
    </style:style>
    <style:style style:name="T12" style:family="text">
      <style:text-properties officeooo:rsid="0023dccc"/>
    </style:style>
    <style:style style:name="T13" style:family="text">
      <style:text-properties officeooo:rsid="0028d98c"/>
    </style:style>
    <style:style style:name="T14" style:family="text">
      <style:text-properties fo:font-weight="bold" style:font-weight-asian="bold" style:font-weight-complex="bold"/>
    </style:style>
    <style:style style:name="T15" style:family="text">
      <style:text-properties officeooo:rsid="002b6f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Mật khẩu : </text:p>
      <text:p text:style-name="P12">root : hoangthemanh</text:p>
      <text:p text:style-name="P12">máy ảo : maria_dev</text:p>
      <text:p text:style-name="P12">ambari-admin-password : hoangthemanh</text:p>
      <text:p text:style-name="P12"><text:span text:style-name="T13">1 </text:span>HDFS <text:span text:style-name="T1">&amp; Mapreduce </text:span></text:p>
      <text:p text:style-name="P1"/>
      <text:p text:style-name="P1">Các câu lệnh được sử dụng khi dùng Putty truy cập vào hadoop cluster thông qua SSH : </text:p>
      <text:p text:style-name="P1"/>
      <text:p text:style-name="P6"><text:span text:style-name="T2">hadoop</text:span><text:span text:style-name="T4"> </text:span><text:span text:style-name="T2">fs</text:span><text:span text:style-name="T4"> </text:span><text:span text:style-name="T6">-</text:span><text:span text:style-name="T2">ls</text:span></text:p>
      <text:p text:style-name="P6"><text:span text:style-name="T2">hadoop</text:span><text:span text:style-name="T4"> </text:span><text:span text:style-name="T2">fs</text:span><text:span text:style-name="T4"> </text:span><text:span text:style-name="T6">-</text:span><text:span text:style-name="T2">mkdir</text:span><text:span text:style-name="T4"> </text:span><text:span text:style-name="T2">ml</text:span><text:span text:style-name="T6">-</text:span><text:span text:style-name="T8">100</text:span><text:span text:style-name="T2">k</text:span></text:p>
      <text:p text:style-name="P3"><text:span text:style-name="T3">wget</text:span><text:span text:style-name="T5"> </text:span><text:span text:style-name="T3">http:</text:span><text:span text:style-name="T7">//</text:span><text:span text:style-name="T3">media</text:span><text:span text:style-name="T9">.</text:span><text:span text:style-name="T3">sundog</text:span><text:span text:style-name="T7">-</text:span><text:span text:style-name="T3">soft</text:span><text:span text:style-name="T9">.</text:span><text:span text:style-name="T3">com</text:span><text:span text:style-name="T7">/</text:span><text:span text:style-name="T3">hadoop</text:span><text:span text:style-name="T7">/</text:span><text:span text:style-name="T3">ml</text:span><text:span text:style-name="T7">-</text:span><text:span text:style-name="T9">100</text:span><text:span text:style-name="T3">k</text:span><text:span text:style-name="T7">/</text:span><text:span text:style-name="T3">u</text:span><text:span text:style-name="T9">.</text:span><text:span text:style-name="T10">data</text:span></text:p>
      <text:p text:style-name="P5"><text:span text:style-name="T2">hadoop</text:span><text:span text:style-name="T4"> </text:span><text:span text:style-name="T2">fs</text:span><text:span text:style-name="T4"> </text:span><text:span text:style-name="T6">-</text:span><text:span text:style-name="T2">coppyFromLocal</text:span><text:span text:style-name="T4"> </text:span><text:span text:style-name="T2">u</text:span><text:span text:style-name="T8">.</text:span><text:span text:style-name="T11">data</text:span><text:span text:style-name="T4"> </text:span><text:span text:style-name="T2">ml</text:span><text:span text:style-name="T6">-</text:span><text:span text:style-name="T8">100</text:span><text:span text:style-name="T2">k</text:span><text:span text:style-name="T6">/</text:span><text:span text:style-name="T2">u</text:span><text:span text:style-name="T8">.</text:span><text:span text:style-name="T11">data</text:span></text:p>
      <text:p text:style-name="P7"/>
      <text:p text:style-name="P13"><text:span text:style-name="T13">2 </text:span>Mapreduce fundamental </text:p>
      <text:p text:style-name="P2"/>
      <text:p text:style-name="P2">Đê có thể chạy các tác vụ dùng map reduce với python ta có thể sử dụng mrjob. Cách tải mrjob trên HDP <text:span text:style-name="T12">2.6.5 như sau : </text:span></text:p>
      <text:p text:style-name="P2"/>
      <text:p text:style-name="P11">yum-config-manager --save --setopt=HDP-SOLR-2.6-100.skip_if_unavailable=true</text:p>
      <text:p text:style-name="P2"><text:s/></text:p>
      <text:p text:style-name="P2">Câu lệnh yum-config-manager được sử dụng trong hệ thống quản lý gói YUM của Linux để quản lý cấu hình của các kho (repository). Trong trường hợp câu lệnh trên, nó có ý nghĩa như sau:</text:p>
      <text:p text:style-name="P2"/>
      <text:p text:style-name="P2">--save: Lưu các thay đổi cấu hình vào file cấu hình YUM.</text:p>
      <text:p text:style-name="P2">--setopt=HDP-SOLR-2.6-100.skip_if_unavailable=true: Đặt một tùy chọn cụ thể cho kho (repository) có tên là HDP-SOLR-2.6-100, trong trường hợp này là skip_if_unavailable=true.</text:p>
      <text:p text:style-name="P2"/>
      <text:p text:style-name="P4">Cách chạy : </text:p>
      <text:p text:style-name="P2"/>
      <text:p text:style-name="P14">Run locally : </text:p>
      <text:p text:style-name="P2"/>
      <text:p text:style-name="P10">python RatingsBreakdown.py u.data </text:p>
      <text:p text:style-name="P7"/>
      <text:p text:style-name="P14">Run with hadoop : </text:p>
      <text:p text:style-name="P2"/>
      <text:p text:style-name="P9">python <text:s/>RatingsBreakdown.py -r hadoop –hadoop-streaming-jar /usr/hdp/current/hadoop-mapreduce-client/hadoop-streaming.jar u.data</text:p>
      <text:p text:style-name="P7"/>
      <text:p text:style-name="P8">3 Programming Hadoop with Pig</text:p>
      <text:p text:style-name="P8"/>
      <text:p text:style-name="P2"><text:span text:style-name="T14">Apache Ambari</text:span> là một dự án mã nguồn mở của Apache Software Foundation, được thiết kế để quản lý và giám sát các hệ thống dữ liệu lớn. Ambari cung cấp một giao diện người dùng web và các công cụ linh hoạt để tự động hóa việc triển khai, giám sát và quản lý các môi trường Apache Hadoop.</text:p>
      <text:p text:style-name="P2"/>
      <text:p text:style-name="P2"><text:span text:style-name="T14">Apache Pig</text:span> là một nền tảng xử lý dữ liệu lớn. <text:span text:style-name="T14">Được thiết kế để giảm độ phức tạp của chương trình map-reduce.</text:span></text:p>
      <text:p text:style-name="P2"/>
      <text:p text:style-name="P2"><text:span text:style-name="T14">Ngôn Ngữ Pig Latin:</text:span> Pig sử dụng ngôn ngữ truy vấn gọi là Pig Latin, một ngôn ngữ lập trình dựa trên cú pháp của dạng câu lệnh SQL. Pig Latin được thiết kế để biểu diễn các dòng công việc xử lý dữ liệu trên Hadoop.</text:p>
      <text:p text:style-name="P2"/>
      <text:p text:style-name="P2"><text:soft-page-break/><text:span text:style-name="T14">Thực Hiện Hadoop MapReduce Tự Động:</text:span> Pig không chạy trực tiếp trên dữ liệu, mà thay vào đó tạo ra các chương trình MapReduce dựa trên các công việc xử lý được mô tả trong Pig Latin. Điều này giúp tối ưu hóa việc triển khai và quản lý.</text:p>
      <text:p text:style-name="P2"/>
      <text:p text:style-name="P2"><text:span text:style-name="T14">Thư Viện UDF (User-Defined Functions): </text:span>Pig cho phép người dùng tự định nghĩa các hàm xử lý dữ liệu của riêng họ thông qua User-Defined Functions (UDF). Điều này giúp mở rộng khả năng của Pig để xử lý các nhu cầu phức tạp.</text:p>
      <text:p text:style-name="P2"/>
      <text:p text:style-name="P2"><text:span text:style-name="T14">Hỗ Trợ Đa Dạng Định Dạng Dữ Liệu: </text:span>Pig hỗ trợ xử lý dữ liệu từ nhiều nguồn khác nhau và các định dạng khác nhau như Avro, Parquet, ORC, JSON, CSV, và nhiều định dạng khác.</text:p>
      <text:p text:style-name="P2"/>
      <text:p text:style-name="P14">Example : FInd oldest <text:span text:style-name="T15">5-star movie.</text:span></text:p>
      <text:p text:style-name="P2"/>
      <text:p text:style-name="P19">4. Apache Spark</text:p>
      <text:p text:style-name="P16">Apache Spark là một hệ thống xử lý dữ liệu phân tán và mã nguồn mở, được thiết kế để xử lý và phân tích lượng lớn dữ liệu một cách hiệu quả. Dưới đây là một số điểm quan trọng về Apache Spark:</text:p>
      <text:p text:style-name="P16"/>
      <text:p text:style-name="P16">- Phân Tán : Apache Spark được thiết kế để làm việc trên các cụm máy tính phân tán, tức là nó có thể quản lý và xử lý dữ liệu trên nhiều nút máy tính trong một cụm.</text:p>
      <text:p text:style-name="P16"/>
      <text:p text:style-name="P16">- Tốc Độ : Spark được xây dựng với mục tiêu tối ưu về tốc độ xử lý. Nó sử dụng in-memory processing, giúp giảm thiểu thời gian đọc/ghi từ và vào đĩa.</text:p>
      <text:p text:style-name="P16"/>
      <text:p text:style-name="P16">- Hỗ Trợ Nhiều Ngôn Ngữ : Spark hỗ trợ nhiều ngôn ngữ lập trình như Scala, Java, Python, và R.</text:p>
      <text:p text:style-name="P16"/>
      <text:p text:style-name="P16">- API Đa Dạng : Spark cung cấp nhiều API cho việc xử lý dữ liệu, bao gồm Spark SQL, Spark Streaming, MLlib (Machine Learning Library), và GraphX.</text:p>
      <text:p text:style-name="P16"/>
      <text:p text:style-name="P18">2. Cơ Chế Hoạt Động:</text:p>
      <text:p text:style-name="P16"/>
      <text:p text:style-name="P16">- **Resilient Distributed Datasets (RDDs):** RDD là một khái niệm quan trọng trong Spark, đại diện cho một tập hợp không thay đổi của các đối tượng có thể chia thành các phần và được phân tán trên nhiều nút trong cụm. RDDs cho phép Spark chịu lỗi (resilient) vì chúng có thể được dựng lại từ dữ liệu được lưu trữ trên nhiều nút.</text:p>
      <text:p text:style-name="P16"/>
      <text:p text:style-name="P16">- **Lazy Evaluation:** Spark sử dụng lazy evaluation, nghĩa là các phép toán trên dữ liệu không thực sự được thực hiện ngay lập tức khi lệnh được gọi. Thay vào đó, Spark ghi lại các phép toán và thực hiện chúng một cách trì hoãn khi kết quả thực sự cần được trả về.</text:p>
      <text:p text:style-name="P16"/>
      <text:p text:style-name="P16">- **Data Processing:** Spark có thể xử lý dữ liệu từ nhiều nguồn khác nhau như Hadoop Distributed File System (HDFS), Apache HBase, Apache Hive, và nhiều nguồn dữ liệu khác.</text:p>
      <text:p text:style-name="P16"/>
      <text:p text:style-name="P18">3. Ứng Dụng và Sử Dụng </text:p>
      <text:p text:style-name="P16"/>
      <text:p text:style-name="P16">- **Xử Lý Batch và Streaming:** Spark có khả năng xử lý cả dữ liệu dạng batch và dữ liệu dạng streaming. Spark Streaming cho phép xử lý dữ liệu ngôn ngữ tự nhiên và thời gian thực.</text:p>
      <text:p text:style-name="P16"/>
      <text:p text:style-name="P16">- **Machine Learning:** MLlib, thư viện machine learning của Spark, cung cấp các công cụ cho việc xây dựng mô hình machine learning trên dữ liệu lớn.</text:p>
      <text:p text:style-name="P16"/>
      <text:p text:style-name="P16"><text:soft-page-break/>- **Xử Lý Dữ Liệu Trực Tiếp Trong Bộ Nhớ (In-Memory):** Khả năng xử lý dữ liệu trong bộ nhớ giúp Spark thích hợp cho các tác vụ yêu cầu hiệu suất cao như xử lý dữ liệu dạng đồ thị, machine learning, và phân tích đồ thị.</text:p>
      <text:p text:style-name="P16"/>
      <text:p text:style-name="P16">- **Phân Tích Dữ Liệu Lớn:** Spark thường được sử dụng trong các tình huống yêu cầu xử lý và phân tích lượng lớn dữ liệu, đặc biệt là trong các dự án big data.</text:p>
      <text:p text:style-name="P16"/>
      <text:p text:style-name="P16">Apache Spark đã trở thành một công cụ quan trọng trong cộng đồng xử lý dữ liệu lớn và big data analytics nhờ tính linh hoạt và hiệu suất của nó.</text:p>
      <text:p text:style-name="P16"/>
      <text:p text:style-name="P16"><text:span text:style-name="T14">Xem thêm về hadoop và spark tại đây :</text:span> <text:a xlink:type="simple" xlink:href="https://www.altexsoft.com/blog/hadoop-vs-spark/" text:style-name="Internet_20_link" text:visited-style-name="Visited_20_Internet_20_Link">https://www.altexsoft.com/blog/hadoop-vs-spark/</text:a></text:p>
      <text:p text:style-name="P16"/>
      <text:p text:style-name="P17"><text:span text:style-name="T3">wget</text:span><text:span text:style-name="T5"> </text:span><text:span text:style-name="T3">http:</text:span><text:span text:style-name="T7">//</text:span><text:span text:style-name="T3">media</text:span><text:span text:style-name="T9">.</text:span><text:span text:style-name="T3">sundog</text:span><text:span text:style-name="T7">-</text:span><text:span text:style-name="T3">soft</text:span><text:span text:style-name="T9">.</text:span><text:span text:style-name="T3">com</text:span><text:span text:style-name="T7">/</text:span><text:span text:style-name="T3">hadoop</text:span><text:span text:style-name="T7">/</text:span><text:span text:style-name="T3">Spark.zip</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22T16:15:09.465602953</meta:creation-date>
    <meta:generator>LibreOffice/6.4.7.2$Linux_X86_64 LibreOffice_project/40$Build-2</meta:generator>
    <dc:date>2023-12-13T23:49:41.560540979</dc:date>
    <meta:editing-duration>PT4H45M14S</meta:editing-duration>
    <meta:editing-cycles>7</meta:editing-cycles>
    <meta:document-statistic meta:table-count="0" meta:image-count="0" meta:object-count="0" meta:page-count="3" meta:paragraph-count="48" meta:word-count="966" meta:character-count="5012" meta:non-whitespace-character-count="4085"/>
  </office:meta>
</office:document-meta>
</file>